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alibri" fo:font-size="14pt" style:text-underline-style="solid" style:text-underline-width="auto" style:text-underline-color="font-color" fo:font-weight="bold" officeooo:rsid="000607be" officeooo:paragraph-rsid="000607b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alibri" style:text-underline-style="solid" style:text-underline-width="auto" style:text-underline-color="font-color" officeooo:paragraph-rsid="000607be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5pt" style:text-underline-style="solid" style:text-underline-width="auto" style:text-underline-color="font-color" fo:font-weight="bold" officeooo:rsid="000607be" officeooo:paragraph-rsid="000607be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end" style:justify-single-word="false"/>
      <style:text-properties officeooo:paragraph-rsid="000607be"/>
    </style:style>
    <style:style style:name="P5" style:family="paragraph" style:parent-style-name="Text_20_body">
      <style:paragraph-properties fo:text-align="center" style:justify-single-word="false"/>
      <style:text-properties style:font-name="Calibri" fo:font-size="15pt" style:text-underline-style="solid" style:text-underline-width="auto" style:text-underline-color="font-color" fo:font-weight="bold" officeooo:rsid="000607be" officeooo:paragraph-rsid="000607be" style:font-size-asian="13.1000003814697pt" style:font-weight-asian="bold" style:font-size-complex="15pt" style:font-weight-complex="bold"/>
    </style:style>
    <style:style style:name="P6" style:family="paragraph" style:parent-style-name="Preformatted_20_Text">
      <style:paragraph-properties fo:margin-top="0in" fo:margin-bottom="0.1965in" loext:contextual-spacing="false"/>
    </style:style>
    <style:style style:name="P7" style:family="paragraph" style:parent-style-name="Preformatted_20_Text">
      <style:paragraph-properties fo:text-align="justify" style:justify-single-word="false"/>
      <style:text-properties style:font-name="Calibri" fo:font-size="12pt" style:text-underline-style="none" fo:font-weight="normal" officeooo:rsid="000607be" officeooo:paragraph-rsid="000607be" style:font-size-asian="10.5pt" style:font-weight-asian="normal" style:font-size-complex="12pt" style:font-weight-complex="normal"/>
    </style:style>
    <style:style style:name="P8" style:family="paragraph" style:parent-style-name="Preformatted_20_Text">
      <style:text-properties officeooo:paragraph-rsid="00209f2a"/>
    </style:style>
    <style:style style:name="P9" style:family="paragraph" style:parent-style-name="Preformatted_20_Text">
      <style:text-properties fo:font-weight="bold" officeooo:rsid="00245e22" officeooo:paragraph-rsid="00245e22" style:font-weight-asian="bold" style:font-weight-complex="bold"/>
    </style:style>
    <style:style style:name="P10" style:family="paragraph" style:parent-style-name="Preformatted_20_Text">
      <style:text-properties fo:font-weight="bold" officeooo:rsid="00250cea" officeooo:paragraph-rsid="00250cea" style:font-weight-asian="bold" style:font-weight-complex="bold"/>
    </style:style>
    <style:style style:name="P11" style:family="paragraph" style:parent-style-name="Preformatted_20_Text">
      <style:text-properties fo:font-weight="bold" officeooo:rsid="002a8281" officeooo:paragraph-rsid="002a8281" style:font-weight-asian="bold" style:font-weight-complex="bold"/>
    </style:style>
    <style:style style:name="P12" style:family="paragraph" style:parent-style-name="Preformatted_20_Text">
      <style:text-properties style:font-name="Calibri" fo:font-size="12pt" style:text-underline-style="none" fo:font-weight="normal" officeooo:rsid="000607be" style:font-size-asian="10.5pt" style:font-weight-asian="normal" style:font-size-complex="12pt" style:font-weight-complex="normal"/>
    </style:style>
    <style:style style:name="P13" style:family="paragraph" style:parent-style-name="Preformatted_20_Text">
      <style:text-properties style:font-name="Liberation Mono" fo:font-size="10pt" style:text-underline-style="none" fo:font-weight="normal" officeooo:rsid="000607be" style:font-name-asian="Nimbus Mono L" style:font-size-asian="10pt" style:font-weight-asian="normal" style:font-name-complex="Liberation Mono" style:font-size-complex="10pt" style:font-weight-complex="normal"/>
    </style:style>
    <style:style style:name="P14" style:family="paragraph" style:parent-style-name="Preformatted_20_Text">
      <style:paragraph-properties fo:margin-top="0in" fo:margin-bottom="0.1965in" loext:contextual-spacing="false"/>
    </style:style>
    <style:style style:name="P15" style:family="paragraph" style:parent-style-name="Preformatted_20_Text">
      <style:paragraph-properties fo:margin-top="0in" fo:margin-bottom="0.1965in" loext:contextual-spacing="false"/>
      <style:text-properties officeooo:paragraph-rsid="00250cea"/>
    </style:style>
    <style:style style:name="T1" style:family="text">
      <style:text-properties fo:color="#000000"/>
    </style:style>
    <style:style style:name="T2" style:family="text">
      <style:text-properties fo:font-weight="bold" officeooo:rsid="00250cea" style:font-weight-asian="bold" style:font-weight-complex="bold"/>
    </style:style>
    <style:style style:name="T3" style:family="text">
      <style:text-properties officeooo:rsid="00250cea"/>
    </style:style>
    <style:style style:name="T4" style:family="text">
      <style:text-properties fo:font-style="normal" fo:font-weight="bold" officeooo:rsid="00250cea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26e543" style:font-style-asian="normal" style:font-weight-asian="bold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ron Andal</text:p>
      <text:p text:style-name="P1">M05 – Fonaments de maquinari</text:p>
      <text:p text:style-name="P4"/>
      <text:p text:style-name="P2"/>
      <text:p text:style-name="P5"><text:a xlink:type="simple" xlink:href="https://gitlab.com/hisx-m05-fonaments-maquinari/uf2-public/raw/master/3-Gestio_Paquets_tarball/exercicis_install_tar.md" text:style-name="Internet_20_link" text:visited-style-name="Visited_20_Internet_20_Link"><text:span text:style-name="T1">Exercicis instal·lacions tar</text:span></text:a></text:p>
      <text:p text:style-name="P3"/>
      <text:p text:style-name="P7">### Exercicis instal·lació de fitxers tar </text:p>
      <text:p text:style-name="Preformatted_20_Text"/>
      <text:p text:style-name="Preformatted_20_Text"/>
      <text:p text:style-name="Preformatted_20_Text">Instal·lació de paquets utilitzant fitxers `tarball` (*tgz/tar.gz*,</text:p>
      <text:p text:style-name="Preformatted_20_Text">*tbz/tar.bz*, *txz/tar.xz*)</text:p>
      <text:p text:style-name="Preformatted_20_Text"/>
      <text:p text:style-name="Preformatted_20_Text">##### Exercici 1</text:p>
      <text:p text:style-name="Preformatted_20_Text"/>
      <text:p text:style-name="Preformatted_20_Text">Aquest tipus de paquet comprimit s'instal·la normalment en 4 etapes que amb</text:p>
      <text:p text:style-name="Preformatted_20_Text">freqüència es descriuen en algun fitxer de tipus README o INSTALL (que es troba</text:p>
      <text:p text:style-name="Preformatted_20_Text">a dintre del mateix paquet)</text:p>
      <text:p text:style-name="Preformatted_20_Text"/>
      <text:p text:style-name="Preformatted_20_Text">1. Descomprimir el paquet i entrar al directori pare del paquet descomprimit.</text:p>
      <text:p text:style-name="Preformatted_20_Text"/>
      <text:p text:style-name="P9">tar zxvf <text:span text:style-name="Emphasis"><text:span text:style-name="T3">nom_fitxer</text:span></text:span></text:p>
      <text:p text:style-name="Preformatted_20_Text"/>
      <text:p text:style-name="Preformatted_20_Text">2. Comprovar que el nostre sistema té totes les dependències necessàries d'aquest programa.</text:p>
      <text:p text:style-name="Preformatted_20_Text"/>
      <text:p text:style-name="P15"><text:span text:style-name="Emphasis"><text:span text:style-name="T4">Rpm -q</text:span></text:span><text:span text:style-name="Emphasis"><text:span text:style-name="T5">R</text:span></text:span><text:span text:style-name="Emphasis"><text:span text:style-name="T4"> </text:span></text:span><text:span text:style-name="Emphasis"><text:span text:style-name="T2">nom_fitxer</text:span></text:span></text:p>
      <text:p text:style-name="Preformatted_20_Text"/>
      <text:p text:style-name="P8">3. Compilar/generar l'executable, el binari i altres dades/fitxers necessaris.</text:p>
      <text:p text:style-name="P8"/>
      <text:p text:style-name="P9">Compilar → ./configure</text:p>
      <text:p text:style-name="P8"/>
      <text:p text:style-name="Preformatted_20_Text">4. Instal·lar les binaris (i altres fitxers de configuració) al nostre sistema.</text:p>
      <text:p text:style-name="Preformatted_20_Text"/>
      <text:p text:style-name="P9">make</text:p>
      <text:p text:style-name="Preformatted_20_Text"/>
      <text:p text:style-name="Preformatted_20_Text">Tot i que poden haver diferències (en funció del llenguatge en el qual està</text:p>
      <text:p text:style-name="Preformatted_20_Text">escrit el programa) quines són les ordres habituals per realitzar cadascuna</text:p>
      <text:p text:style-name="Preformatted_20_Text">d'aquestes etapes?</text:p>
      <text:p text:style-name="Preformatted_20_Text"/>
      <text:p text:style-name="Preformatted_20_Text">##### Exercici 2</text:p>
      <text:p text:style-name="Preformatted_20_Text"/>
      <text:p text:style-name="Preformatted_20_Text">Alguna de les etapes anteriors necessita que siguem root (o utilitzar `sudo`)?</text:p>
      <text:p text:style-name="Preformatted_20_Text"/>
      <text:p text:style-name="P10">Es necessita permisos d’administrador root per poder compilar els fitxers necessaris i procedir a la instal·lació.</text:p>
      <text:p text:style-name="Preformatted_20_Text"/>
      <text:p text:style-name="Preformatted_20_Text">##### Exercici 3</text:p>
      <text:p text:style-name="Preformatted_20_Text"/>
      <text:p text:style-name="Preformatted_20_Text">L'etapa 2, el `./configure` si existeix, ens dirà el que ens falta, però si</text:p>
      <text:p text:style-name="Preformatted_20_Text">anem a compilar/fabricar un executable necessitarem que el nostre sistema</text:p>
      <text:p text:style-name="Preformatted_20_Text">tingui les eines de desenvolupament que ens permetran fabricar un binari a</text:p>
      <text:p text:style-name="Preformatted_20_Text">partir d'un fitxer de C, C++, Python ...</text:p>
      <text:p text:style-name="Preformatted_20_Text"/>
      <text:p text:style-name="Preformatted_20_Text">Quina ordre ens instal·laria el necessari per fer això en una distribució</text:p>
      <text:p text:style-name="Preformatted_20_Text"><text:soft-page-break/>*Debian*?</text:p>
      <text:p text:style-name="Preformatted_20_Text"/>
      <text:p text:style-name="Preformatted_20_Text">I en una *Fedora*?</text:p>
      <text:p text:style-name="Preformatted_20_Text"/>
      <text:p text:style-name="P13">##### Exercici 4</text:p>
      <text:p text:style-name="Preformatted_20_Text"/>
      <text:p text:style-name="Preformatted_20_Text">Instal·la a *Debian* el programa *sopcast*. Fes servir [aquesta</text:p>
      <text:p text:style-name="Preformatted_20_Text">adreça](http://ronlut.blogspot.com.es/2014/06/installing-sopcast-on-debian-jessie-64.html)</text:p>
      <text:p text:style-name="Preformatted_20_Text">tenint en compte que les instruccions estan fetes per a una versio anterior.</text:p>
      <text:p text:style-name="Preformatted_20_Text"/>
      <text:p text:style-name="Preformatted_20_Text">L'enllaç de sopcast està trencat. A la web de [Google Code es troba la versió</text:p>
      <text:p text:style-name="Preformatted_20_Text">0.8.5](<text:a xlink:type="simple" xlink:href="https://storage.googleapis.com/google-code-archive-downloads/v2/code.google.com/sopcast-player/sopcast-player-0.8.5.tar.gz" text:style-name="Internet_20_link" text:visited-style-name="Visited_20_Internet_20_Link">https://storage.googleapis.com/google-code-archive-downloads/v2/code.google.com/sopcast-player/sopcast-player-0.8.5.tar.gz</text:a>)</text:p>
      <text:p text:style-name="Preformatted_20_Text"/>
      <text:p text:style-name="P11">su -l</text:p>
      <text:p text:style-name="P11">tar -xzvf sopcast-player-0.8.5.tar.gz</text:p>
      <text:p text:style-name="P11">cd sopcast-player</text:p>
      <text:p text:style-name="P11">chmod a+x ./MakeFile</text:p>
      <text:p text:style-name="P11">./Makefile OR make</text:p>
      <text:p text:style-name="P11"/>
      <text:p text:style-name="P11"/>
      <text:p text:style-name="Preformatted_20_Text">##### Exercici 5</text:p>
      <text:p text:style-name="Preformatted_20_Text"/>
      <text:p text:style-name="Preformatted_20_Text">Instal·leu a *Fedora* el programa de consola jq per poder tractar els fitxers [json](https://en.wikipedia.org/wiki/JSON#Example). A qualsevol distribució GNU/Linux ja tenim un paquet que normalment no és la darrera versió del programa. Per fer servir la darrera versió hem de baixar-nos el repositori git corresponent. Si volguéssim fer això podríem seguir les instruccions que es troben a (la seva pàgina web)[https://stedolan.github.io/jq/download/].</text:p>
      <text:p text:style-name="Preformatted_20_Text"/>
      <text:p text:style-name="Preformatted_20_Text">Nosaltres el que farem serà treballar amb el codi (*sources*), per a això ens baixarem el paquet que es troba en [aquest enllaç](https://github.com/stedolan/jq/releases/download/jq-1.5/jq-1.5.tar.gz) i seguirem les etapes habituals.</text:p>
      <text:p text:style-name="Preformatted_20_Text"/>
      <text:p text:style-name="Preformatted_20_Text">Un cop instal·lat podem treballar amb un exemple, farem servir el fitxer JSON que conté la [informació dels bicings de Barcelona](http://api.citybik.es/bicing.json).</text:p>
      <text:p text:style-name="Preformatted_20_Text"/>
      <text:p text:style-name="Preformatted_20_Text">Podeu fer servir l'ordre:</text:p>
      <text:p text:style-name="Preformatted_20_Text"/>
      <text:p text:style-name="Preformatted_20_Text">```</text:p>
      <text:p text:style-name="Preformatted_20_Text">curl http://api.citybik.es/bicing.json &gt; bicing.json</text:p>
      <text:p text:style-name="Preformatted_20_Text">```</text:p>
      <text:p text:style-name="Preformatted_20_Text">I jugar amb aquest fitxer.</text:p>
      <text:p text:style-name="Preformatted_20_Text"/>
      <text:p text:style-name="Preformatted_20_Text">Per exemple:</text:p>
      <text:p text:style-name="Preformatted_20_Text"/>
      <text:p text:style-name="Preformatted_20_Text">```</text:p>
      <text:p text:style-name="Preformatted_20_Text">cat bicing.json <text:s/>| jq '.[]'</text:p>
      <text:p text:style-name="Preformatted_20_Text">cat bicing.json <text:s/>| jq '.[0]'</text:p>
      <text:p text:style-name="Preformatted_20_Text">cat bicing.json <text:s/>| jq '.[].name'</text:p>
      <text:p text:style-name="Preformatted_20_Text">...</text:p>
      <text:p text:style-name="P6">```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ource Han Sans CN Regular" style:font-family-asian="'Source Han Sans CN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20:42:16.186000000</meta:creation-date>
    <meta:editing-duration>PT59M51S</meta:editing-duration>
    <meta:editing-cycles>12</meta:editing-cycles>
    <meta:generator>LibreOffice/5.1.6.2.0$Linux_X86_64 LibreOffice_project/10$Build-2</meta:generator>
    <dc:date>2018-02-19T12:06:35.636808275</dc:date>
    <meta:document-statistic meta:table-count="0" meta:image-count="0" meta:object-count="0" meta:page-count="2" meta:paragraph-count="59" meta:word-count="438" meta:character-count="3173" meta:non-whitespace-character-count="2789"/>
  </office:meta>
</office:document-meta>
</file>